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list-style-name="L1">
      <style:text-properties style:text-underline-style="none"/>
    </style:style>
    <style:style style:name="T1" style:family="text">
      <style:text-properties fo:background-color="#00ffff"/>
    </style:style>
    <style:style style:name="T2" style:family="text">
      <style:text-properties style:text-underline-style="solid" style:text-underline-width="auto" style:text-underline-color="font-color"/>
    </style:style>
    <style:style style:name="T3" style:family="text">
      <style:text-properties fo:background-color="transparent"/>
    </style:style>
    <style:style style:name="T4" style:family="text">
      <style:text-properties fo:background-color="#ffff00"/>
    </style:style>
    <style:style style:name="T5" style:family="text">
      <style:text-properties fo:background-color="#c0c0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RMATOS PRESENTACIÓN DISPLAY</text:p>
      <text:p text:style-name="P2"/>
      <text:p text:style-name="P2">Al considerar el tipo de display a utilizar, se prevé que la presentación sea de las siguientes formas:</text:p>
      <text:p text:style-name="P2"><text:tab/>0,001 hasta 1,999; <text:tab/>0,01 hasta 19,99;<text:tab/>0,1 hasta 199,9;<text:tab/>1 hasta 1999.</text:p>
      <text:p text:style-name="P2"/>
      <text:p text:style-name="P2">El fondo de escala de 3 1/2 dígitos (apróx. 2000) debe permitir las cuatro posiciones posibles de ubicación del punto decimal indicados.</text:p>
      <text:p text:style-name="P2">Y la resolución (ubicación del punto decimal) quedará determinado al momento de realizar la calibración para cada canal, y para mediciones lineales tendrá el punto en una única posición para cada canal sin importar el valor de salida de su adc, mientras que para mediciones cuadráticas habrá dos modos (fijados en eeprom desde la PC, para cada canal cuadrático en particular): uno con punto fijo como las lineales, y otro de máxima resolución. O sea resumiendo definiremos como Lineal, Cuadrática, y Cuadrática Máxima Resolución (este aplicable solo a las cuadráticas).</text:p>
      <text:p text:style-name="P2">Aparte el hecho de no tener preset (mecánico o electrónico) antes de la entrada del adc, hará que la resolución del canal no sea aprovechada al máximo, porque para cierto fondo de escala en el display, la salida de ese adc puede estar cerca de 1023 (máximo aprovechamiento), o puede estar más cerca del 0; para el diseño supondremos que tenga capacidad para mostrar a fondo de escala cuando el adc esté en el orden de 128.</text:p>
      <text:p text:style-name="P2">Veremos los cálculos y las posibles presentaciones en el display.</text:p>
      <text:p text:style-name="P2"/>
      <text:p text:style-name="P2"><text:span text:style-name="T2">Mediciones Lineales con fondo de escala adc cercano a 1024</text:span>:</text:p>
      <text:p text:style-name="P2">ADC promediado<text:tab/><text:tab/><text:tab/>Escala 2000<text:tab/>Escala 200,0<text:tab/>Escala 20,00<text:tab/>Escala 2,000</text:p>
      <text:p text:style-name="P2"><text:span text:style-name="T5">Eeprom CalDISPLAY p/ CalADC=1024</text:span><text:tab/><text:span text:style-name="T4">2000</text:span><text:tab/><text:tab/><text:span text:style-name="T4">200,0</text:span><text:tab/><text:tab/><text:span text:style-name="T4">20,00</text:span><text:tab/><text:tab/><text:span text:style-name="T4">2,000</text:span></text:p>
      <text:p text:style-name="P2"/>
      <text:p text:style-name="P2">ADC<text:tab/>1022<text:tab/>Cálculos<text:tab/><text:tab/><text:tab/>1996,094<text:tab/>199,6094<text:tab/>19,96094<text:tab/>1,996094</text:p>
      <text:p text:style-name="P2">Mostrar en Display (Lineal)<text:tab/><text:tab/><text:tab/><text:span text:style-name="T1">1996</text:span><text:tab/><text:tab/><text:span text:style-name="T1">199,6</text:span><text:tab/><text:tab/><text:span text:style-name="T1">19,96</text:span><text:tab/><text:tab/><text:span text:style-name="T1">1,996</text:span> <text:tab/></text:p>
      <text:p text:style-name="P2"/>
      <text:p text:style-name="P2">ADC<text:tab/>0001<text:tab/>Cálculos<text:tab/><text:tab/><text:tab/>1,953<text:tab/><text:tab/>0,1953<text:tab/><text:tab/>0,01953<text:tab/>0,001953</text:p>
      <text:p text:style-name="P2">Mostrar en Display (Lineal)<text:tab/><text:tab/><text:tab/><text:span text:style-name="T1"> <text:s text:c="6"/>2</text:span><text:tab/><text:tab/><text:span text:style-name="T1"> <text:s text:c="3"/>0,2</text:span><text:tab/><text:tab/><text:span text:style-name="T1"> <text:s/>0,02</text:span><text:tab/><text:tab/><text:span text:style-name="T1">0,002</text:span> <text:tab/></text:p>
      <text:p text:style-name="P2"/>
      <text:p text:style-name="P2"/>
      <text:p text:style-name="P2"><text:span text:style-name="T2">Mediciones Lineales con fondo de escala adc cercano a 128</text:span>:</text:p>
      <text:p text:style-name="P2">ADC promediado<text:tab/><text:tab/><text:tab/>Escala 2000<text:tab/>Escala 200,0<text:tab/>Escala 20,00<text:tab/>Escala 2,000</text:p>
      <text:p text:style-name="P2">CalDISPLAY si CalADC fuese 128<text:tab/><text:tab/>2000<text:tab/><text:tab/>200,0<text:tab/><text:tab/>20,00<text:tab/><text:tab/>2,000</text:p>
      <text:p text:style-name="P2"><text:span text:style-name="T5">Eeprom CalDISPLAY p/ CalADC=1024</text:span><text:tab/><text:span text:style-name="T4">16000</text:span><text:tab/><text:tab/><text:span text:style-name="T4">1600</text:span><text:tab/><text:tab/><text:span text:style-name="T4">160</text:span><text:tab/><text:tab/><text:span text:style-name="T4">16</text:span></text:p>
      <text:p text:style-name="P2"/>
      <text:p text:style-name="P2">ADC<text:tab/>0127<text:tab/>Cálculos<text:tab/><text:tab/><text:tab/>1984,375<text:tab/>198,4375<text:tab/>19,84375<text:tab/>1,984375</text:p>
      <text:p text:style-name="P2">Mostrar en Display (Lineal)<text:tab/><text:tab/><text:tab/><text:span text:style-name="T1">1984</text:span><text:tab/><text:tab/><text:span text:style-name="T1">198,4</text:span><text:tab/><text:tab/><text:span text:style-name="T1">19,84</text:span><text:tab/><text:tab/><text:span text:style-name="T1">1,984</text:span> <text:tab/></text:p>
      <text:p text:style-name="P2"/>
      <text:p text:style-name="P2">ADC<text:tab/>0001<text:tab/>Cálculos<text:tab/><text:tab/><text:tab/>15,625<text:tab/><text:tab/>1,5625<text:tab/><text:tab/>0,15625<text:tab/>0,015625</text:p>
      <text:p text:style-name="P2">Mostrar en Display (Lineal)<text:tab/><text:tab/><text:tab/><text:span text:style-name="T1"> <text:s text:c="4"/>16</text:span><text:tab/><text:tab/><text:span text:style-name="T1"> <text:s text:c="3"/>1,6</text:span><text:tab/><text:tab/><text:span text:style-name="T1"> <text:s/>0,16</text:span><text:tab/><text:tab/><text:span text:style-name="T1">0,016</text:span></text:p>
      <text:p text:style-name="P2"/>
      <text:p text:style-name="P2"/>
      <text:p text:style-name="P2"><text:span text:style-name="T2">Mediciones Cuadráticas con fondo de escala adc cercano a 1024</text:span>:</text:p>
      <text:p text:style-name="P2">ADC promediado<text:tab/><text:tab/><text:tab/>Escala 2000<text:tab/>Escala 200,0<text:tab/>Escala 20,00<text:tab/>Escala 2,000</text:p>
      <text:p text:style-name="P2"><text:span text:style-name="T5">Eeprom CalDISPLAY p/ CalADC=1024</text:span><text:tab/><text:span text:style-name="T4">2000</text:span><text:tab/><text:tab/><text:span text:style-name="T4">200,0</text:span><text:tab/><text:tab/><text:span text:style-name="T4">20,00</text:span><text:tab/><text:tab/><text:span text:style-name="T4">2,000</text:span></text:p>
      <text:p text:style-name="P2"/>
      <text:p text:style-name="P2">ADC<text:tab/>1022<text:tab/>Cálculos<text:tab/><text:tab/><text:tab/>1992,195<text:tab/>199,2195<text:tab/>19,92195<text:tab/>1,992195</text:p>
      <text:p text:style-name="P2">Mostrar en Display (Cuadrático)<text:tab/><text:tab/><text:span text:style-name="T1">1992</text:span><text:tab/><text:tab/><text:span text:style-name="T1">199,2</text:span><text:tab/><text:tab/><text:span text:style-name="T1">19,92</text:span><text:tab/><text:tab/><text:span text:style-name="T1">1,992</text:span> <text:tab/></text:p>
      <text:p text:style-name="P2">Mostrar en Display (Cuad Máx Res)<text:tab/><text:tab/><text:span text:style-name="T1">1992</text:span><text:tab/><text:tab/><text:span text:style-name="T1">199,2</text:span><text:tab/><text:tab/><text:span text:style-name="T1">19,92</text:span><text:tab/><text:tab/><text:span text:style-name="T1">1,992</text:span> <text:tab/></text:p>
      <text:p text:style-name="P2"><text:soft-page-break/></text:p>
      <text:p text:style-name="P2">ADC<text:tab/>0023<text:tab/>Cálculos<text:tab/><text:tab/><text:tab/>1,009<text:tab/><text:tab/>0,1009<text:tab/><text:tab/>0,01009<text:tab/>0,001009</text:p>
      <text:p text:style-name="P2">Mostrar en Display (Cuadrático)<text:tab/><text:tab/><text:span text:style-name="T1"> <text:s text:c="6"/>1</text:span><text:tab/><text:tab/><text:span text:style-name="T1"> <text:s text:c="3"/>0,1</text:span><text:tab/><text:tab/><text:span text:style-name="T1"> <text:s/>0,01</text:span><text:tab/><text:tab/><text:span text:style-name="T1">0,001</text:span></text:p>
      <text:p text:style-name="P2">Mostrar en Display (Cuad Máx Res)<text:tab/><text:tab/><text:span text:style-name="T1">1,009</text:span><text:tab/><text:tab/><text:span text:style-name="T1">0,101</text:span><text:tab/><text:tab/><text:span text:style-name="T1">0,010</text:span><text:tab/><text:tab/><text:span text:style-name="T1">0,001</text:span></text:p>
      <text:p text:style-name="P2"/>
      <text:p text:style-name="P2">ADC<text:tab/>0001<text:tab/>Cálculos<text:tab/><text:tab/><text:tab/>0,00191<text:tab/>0,000191<text:tab/>0,0000191<text:tab/>0,00000191</text:p>
      <text:p text:style-name="P2">Mostrar en Display (Cuadrático)<text:tab/><text:tab/><text:span text:style-name="T1"> <text:s text:c="6"/>0</text:span><text:tab/><text:tab/><text:span text:style-name="T1"> <text:s text:c="3"/>0,0</text:span><text:tab/><text:tab/><text:span text:style-name="T1"> <text:s/>0,00</text:span><text:tab/><text:tab/><text:span text:style-name="T1">0,000</text:span></text:p>
      <text:p text:style-name="P2">Mostrar en Display (Cuad Máx Res)<text:tab/><text:tab/><text:span text:style-name="T1">0,002</text:span><text:tab/><text:tab/><text:span text:style-name="T1">0,000</text:span><text:tab/><text:tab/><text:span text:style-name="T1">0,000</text:span><text:tab/><text:tab/><text:span text:style-name="T1">0,000</text:span></text:p>
      <text:p text:style-name="P2"/>
      <text:p text:style-name="P2"/>
      <text:p text:style-name="P2">Mediciones Cuadráticas con fondo de escala adc cercano a 128:</text:p>
      <text:p text:style-name="P2">ADC promediado<text:tab/><text:tab/><text:tab/>Escala 2000<text:tab/>Escala 200,0<text:tab/>Escala 20,00<text:tab/>Escala 2,000</text:p>
      <text:p text:style-name="P2">CalDISPLAY si CalADC fuese 128<text:tab/><text:tab/>2000<text:tab/><text:tab/>200,0<text:tab/><text:tab/>20,00<text:tab/><text:tab/>2,000</text:p>
      <text:p text:style-name="P2"><text:span text:style-name="T5">Eeprom CalDISPLAY p/ CalADC=1024</text:span><text:tab/><text:span text:style-name="T4">128000</text:span><text:tab/><text:span text:style-name="T4">12800</text:span><text:tab/><text:tab/><text:span text:style-name="T4">1280</text:span><text:tab/><text:tab/><text:span text:style-name="T4">128</text:span></text:p>
      <text:p text:style-name="P2"/>
      <text:p text:style-name="P2">ADC<text:tab/>0127<text:tab/>Cálculos<text:tab/><text:tab/><text:tab/>1968,872<text:tab/>196,8872<text:tab/>19,68872<text:tab/>1,968872</text:p>
      <text:p text:style-name="P2">Mostrar en Display (Cuadrático)<text:tab/><text:tab/><text:span text:style-name="T1">1969</text:span><text:tab/><text:tab/><text:span text:style-name="T1">196,9</text:span><text:tab/><text:tab/><text:span text:style-name="T1">19,69</text:span><text:tab/><text:tab/><text:span text:style-name="T1">1,969</text:span></text:p>
      <text:p text:style-name="P2">Mostrar en Display (Cuad Máx Res)<text:tab/><text:tab/><text:span text:style-name="T1">1969</text:span><text:span text:style-name="T3"><text:tab/><text:tab/></text:span><text:span text:style-name="T1">196,9</text:span><text:span text:style-name="T3"><text:tab/><text:tab/></text:span><text:span text:style-name="T1">19,69</text:span><text:span text:style-name="T3"><text:tab/><text:tab/></text:span><text:span text:style-name="T1">1,969</text:span></text:p>
      <text:p text:style-name="P2"/>
      <text:p text:style-name="P2">ADC<text:tab/>0003<text:tab/>Cálculos<text:tab/><text:tab/><text:tab/>1,0986<text:tab/><text:tab/>0,10986<text:tab/>0,010986<text:tab/>0,0010986</text:p>
      <text:p text:style-name="P2">Mostrar en Display (Cuadrático)<text:tab/><text:tab/><text:span text:style-name="T1"> <text:s text:c="6"/>1</text:span><text:tab/><text:tab/><text:span text:style-name="T1"> <text:s text:c="3"/>0,1</text:span><text:tab/><text:tab/><text:span text:style-name="T1"> <text:s/>0,01</text:span><text:tab/><text:tab/><text:span text:style-name="T1">0,001</text:span></text:p>
      <text:p text:style-name="P2">Mostrar en Display (Cuad Máx Res)<text:tab/><text:tab/><text:span text:style-name="T1">1,099</text:span><text:tab/><text:tab/><text:span text:style-name="T1">0,110</text:span><text:tab/><text:tab/><text:span text:style-name="T1">0,011</text:span><text:tab/><text:tab/><text:span text:style-name="T1">0,001</text:span></text:p>
      <text:p text:style-name="P2"/>
      <text:p text:style-name="P2">ADC<text:tab/>0001<text:tab/>Cálculos<text:tab/><text:tab/><text:tab/>0,1221<text:tab/><text:tab/>0,01221<text:tab/>0,001221<text:tab/>0,0001221</text:p>
      <text:p text:style-name="P2">Mostrar en Display (Cuadrático)<text:tab/><text:tab/><text:span text:style-name="T1"> <text:s text:c="6"/>0</text:span><text:tab/><text:tab/><text:span text:style-name="T1"> <text:s text:c="3"/>0,0</text:span><text:tab/><text:tab/><text:span text:style-name="T1"> <text:s/>0,00</text:span><text:tab/><text:tab/><text:span text:style-name="T1">0,000</text:span></text:p>
      <text:p text:style-name="P2">Mostrar en Display (Cuad Máx Res)<text:tab/><text:tab/><text:span text:style-name="T1">0,122</text:span><text:tab/><text:tab/><text:span text:style-name="T1">0,012</text:span><text:tab/><text:tab/><text:span text:style-name="T1">0,001</text:span><text:tab/><text:tab/><text:span text:style-name="T1">0,000</text:span></text:p>
      <text:p text:style-name="P2"/>
      <text:p text:style-name="P3">Observaciones:</text:p>
      <text:list xml:id="list9160237825117547283" text:style-name="L1">
        <text:list-item>
          <text:p text:style-name="P5">el decimal de menor peso mostrado en el display deberá estar redondeado según decimales no mostrados.</text:p>
        </text:list-item>
        <text:list-item>
          <text:p text:style-name="P5">Cuando el adc (promediado) da 1023 o mayor, se mostrará siempre <text:span text:style-name="T1">&gt;&gt;&gt;&gt;</text:span>.<text:line-break/>También cuando la indicación calculada fuese mayor a 1999, ó 199,9, ó 19,99, ó 1,999 (según escala a mostrar en el display) se mostrará <text:s/><text:span text:style-name="T1">&gt;&gt;&gt;&gt;</text:span>.</text:p>
        </text:list-item>
        <text:list-item>
          <text:p text:style-name="P5">Las diferencias de presentación entre Cuadrático y Cuad Máx Res se presentan solo con los valores bajos de salidas de los adc; justamente la última opción, para un canal dado, muestra diferente posición del decimal para mostrar decimales ocultos por la Cuadrática.</text:p>
        </text:list-item>
        <text:list-item>
          <text:p text:style-name="P5">La fila "<text:span text:style-name="T5">Eeprom CalDISPLAY p/ CalADC=1024</text:span>" es solo una referencia para el caso en que en la eeprom se anotara en cada canal el valor a mostrar si el adc fuese 1024; pero ese método no se utilizaría por requerir más espacio de eeprom. Más adelante se indica alguna forma posible de aprovechar la Eeprom.<text:line-break/></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file-name text:display="name-and-extension">Proyecto Reemplazo V7S-05-RESOLUCIÓN DISPLAY.odt</text:file-name><text:tab/>14/10/2021 <text:s text:c="4"/><text:page-number text:select-page="current">3</text:page-number> de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26M19S</meta:editing-duration>
    <meta:editing-cycles>41</meta:editing-cycles>
    <meta:generator>OpenOffice.org/3.4.1$Win32 OpenOffice.org_project/341m1$Build-9593</meta:generator>
    <dc:date>2021-10-15T09:57:47.45</dc:date>
    <meta:document-statistic meta:table-count="0" meta:image-count="0" meta:object-count="0" meta:page-count="2" meta:paragraph-count="53" meta:word-count="735" meta:character-count="4730"/>
    <meta:user-defined meta:name="Info 1"/>
    <meta:user-defined meta:name="Info 2"/>
    <meta:user-defined meta:name="Info 3"/>
    <meta:user-defined meta:name="Info 4"/>
  </office:meta>
</office:document-meta>
</file>